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a3e8"/>
    </style:style>
    <style:style style:name="P6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b1b6c" style:font-weight-asian="bold" style:font-weight-complex="bold"/>
    </style:style>
    <style:style style:name="T4" style:family="text">
      <style:text-properties officeooo:rsid="007adf72"/>
    </style:style>
    <style:style style:name="T5" style:family="text">
      <style:text-properties officeooo:rsid="007e093c"/>
    </style:style>
    <style:style style:name="T6" style:family="text">
      <style:text-properties officeooo:rsid="0069ae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47105148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47106345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</text:span><text:span text:style-name="T5">el color del cable de la fuente de alimentación correspondiente a cada uno de los potenciales eléctricos:</text:span></text:p>
          </table:table-cell>
        </table:table-row>
        <table:table-row table:style-name="TableLine2129471049584">
          <table:table-cell table:style-name="Tabla9.A2" table:number-columns-spanned="2" office:value-type="string">
            <text:list xml:id="list1204015125" text:style-name="L1">
              <text:list-item>
                <text:p text:style-name="P6">Tierra → <text:span text:style-name="T6">Negro</text:span></text:p>
              </text:list-item>
              <text:list-item>
                <text:p text:style-name="P6">-12V → <text:span text:style-name="T6">Azul</text:span></text:p>
              </text:list-item>
              <text:list-item>
                <text:p text:style-name="P6">+3.3V → <text:span text:style-name="T6">Naraja</text:span></text:p>
              </text:list-item>
              <text:list-item>
                <text:p text:style-name="P6">+12V → <text:span text:style-name="T6">Amarillo</text:span></text:p>
              </text:list-item>
              <text:list-item>
                <text:p text:style-name="P6">+5V → <text:span text:style-name="T6">Rojo</text:span>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54:23.690000000</dc:date>
    <meta:editing-duration>PT9H3M40S</meta:editing-duration>
    <meta:editing-cycles>15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45" meta:character-count="225" meta:non-whitespace-character-count="193"/>
  </office:meta>
</office:document-meta>
</file>